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d74" officeooo:paragraph-rsid="00173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 How are You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23:16.352355416</meta:creation-date>
    <dc:date>2020-12-03T10:24:27.508223241</dc:date>
    <meta:editing-duration>PT1M14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6.4.6.2$Linux_X86_64 LibreOffice_project/40$Build-2</meta:generator>
  </office:meta>
</office:document-meta>
</file>